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4-27T14:08:51.89" text:fixed="true">02:08 PM</text:time></text:p>
      <text:p text:style-name="Standard">Cold War.</text:p>
      <text:p text:style-name="Standard">John Keynes -1936</text:p>
      <text:p text:style-name="Standard">Wrote textbook on government spendings and economic downturns.</text:p>
      <text:p text:style-name="Standard">Keynesianism.</text:p>
      <text:p text:style-name="Standard">Government should spend money to create jobs for the community so they can make money.</text:p>
      <text:p text:style-name="Standard">Military Keynesianism</text:p>
      <text:p text:style-name="Standard">N.S.C. - 68</text:p>
      <text:p text:style-name="Standard">After the war, military spending on defense plummeted because we're at peace.</text:p>
      <text:p text:style-name="Standard">Due to military Keynesianism, justified spending on military for national defense indefinitely.</text:p>
      <text:p text:style-name="Standard">Military budget</text:p>
      <text:p text:style-name="Standard">(<text:time style:data-style-name="N42" text:time-value="2018-04-27T14:23:19.43" text:fixed="true">02:23 PM</text:time> notes)</text:p>
      <text:p text:style-name="Standard"/>
      <text:p text:style-name="Standard">Korean War – June – August 1950</text:p>
      <text:p text:style-name="Standard"/>
      <text:p text:style-name="Standard">(<text:time style:data-style-name="N42" text:time-value="2018-04-27T14:31:23.01" text:fixed="true">02:31 PM</text:time> notes)</text:p>
      <text:p text:style-name="Standard"/>
      <text:p text:style-name="Standard">Early 1931 – UN forces push communists back to 38<text:span text:style-name="T1">th</text:span> parallel.</text:p>
      <text:p text:style-name="Standard">(<text:time style:data-style-name="N42" text:time-value="2018-04-27T14:34:56.17" text:fixed="true">02:34 PM</text:time> notes)</text:p>
      <text:p text:style-name="Standard"/>
      <text:p text:style-name="Standard">In 1953, an ... is arranged, there is a ceasefire.</text:p>
      <text:p text:style-name="Standard">March 1947, Executive Order 9855: Loyalty Oaths</text:p>
      <text:p text:style-name="Standard"/>
      <text:p text:style-name="Standard">(<text:time style:data-style-name="N42" text:time-value="2018-04-27T14:40:10.40" text:fixed="true">02:40 PM</text:time> notes)</text:p>
      <text:p text:style-name="Standard">McCarthyism</text:p>
      <text:p text:style-name="Standard"/>
      <text:p text:style-name="Standard">(<text:time style:data-style-name="N42" text:time-value="2018-04-27T14:43:09.35" text:fixed="true">02:43 PM</text:time> notes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27T14:00:26.44</meta:creation-date>
    <meta:generator>OpenOffice/4.1.3$Win32 OpenOffice.org_project/413m1$Build-9783</meta:generator>
    <dc:date>2018-04-27T14:43:11.95</dc:date>
    <dc:creator>Timothy Cayer</dc:creator>
    <meta:editing-duration>PT42M40S</meta:editing-duration>
    <meta:editing-cycles>15</meta:editing-cycles>
    <meta:document-statistic meta:table-count="0" meta:image-count="0" meta:object-count="0" meta:page-count="1" meta:paragraph-count="21" meta:word-count="116" meta:character-count="715"/>
  </office:meta>
</office:document-meta>
</file>